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Raleway" svg:font-family="Raleway"/>
    <style:font-face style:name="Roboto" svg:font-family="Roboto, sans-serif"/>
    <style:font-face style:name="Rubik" svg:font-family="Rubik, sans-serif"/>
    <style:font-face style:name="Times New Roman" svg:font-family="'Times New Roman'" style:font-family-generic="roman" style:font-pitch="variable"/>
    <style:font-face style:name="lato" svg:font-family="lato, lato, 'helvetica neue', helvetica, arial, sans-serif"/>
  </office:font-face-decls>
  <office:automatic-styles>
    <style:style style:name="P1" style:family="paragraph" style:parent-style-name="Standard">
      <style:paragraph-properties fo:text-align="center" style:justify-single-word="false"/>
      <style:text-properties officeooo:rsid="00089d4d" officeooo:paragraph-rsid="00059959"/>
    </style:style>
    <style:style style:name="P2" style:family="paragraph" style:parent-style-name="Text_20_body">
      <style:paragraph-properties fo:margin-left="0cm" fo:margin-right="0cm" fo:margin-top="0.423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3" style:family="paragraph" style:parent-style-name="Text_20_body">
      <style:paragraph-properties fo:margin-left="0cm" fo:margin-right="0cm" fo:margin-top="0.423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 style:family="paragraph" style:parent-style-name="Text_20_body">
      <style:text-properties fo:font-weight="normal"/>
    </style:style>
    <style:style style:name="P5" style:family="paragraph" style:parent-style-name="Text_20_body">
      <style:paragraph-properties fo:margin-left="0cm" fo:margin-right="0cm" fo:margin-top="0.423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6" style:family="paragraph" style:parent-style-name="Text_20_body">
      <style:paragraph-properties fo:margin-left="0cm" fo:margin-right="0cm" fo:margin-top="0.42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7" style:family="paragraph" style:parent-style-name="Text_20_body">
      <style:paragraph-properties fo:margin-left="0cm" fo:margin-right="0cm" fo:margin-top="0.423cm" fo:margin-bottom="0.494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8" style:family="paragraph" style:parent-style-name="Text_20_body">
      <style:paragraph-properties fo:margin-left="0cm" fo:margin-right="0cm" fo:margin-top="0.423cm" fo:margin-bottom="0.494cm" style:contextual-spacing="false" fo:line-height="138%" fo:text-align="justify" style:justify-single-word="false" fo:text-indent="0cm" style:auto-text-indent="false" style:writing-mode="lr-tb"/>
    </style:style>
    <style:style style:name="P9" style:family="paragraph" style:parent-style-name="Heading_20_3">
      <style:paragraph-properties fo:margin-left="0cm" fo:margin-right="0cm" fo:margin-top="0.494cm" fo:margin-bottom="0.141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10" style:family="paragraph" style:parent-style-name="Text_20_body" style:list-style-name="L1">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style:style>
    <style:style style:name="P11"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style:style>
    <style:style style:name="P12" style:family="paragraph" style:parent-style-name="Text_20_body" style:list-style-name="L1">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style:style>
    <style:style style:name="P13" style:family="paragraph" style:parent-style-name="Text_20_body">
      <style:paragraph-properties fo:margin-left="0cm" fo:margin-right="0cm" fo:margin-top="0.423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423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15"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fo:padding="0cm" fo:border="none" style:writing-mode="lr-tb"/>
    </style:style>
    <style:style style:name="P16"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7" style:family="paragraph" style:parent-style-name="Heading_20_2">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18"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9"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weight="normal"/>
    </style:style>
    <style:style style:name="P20"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21" style:family="paragraph" style:parent-style-name="Text_20_body">
      <style:paragraph-properties fo:margin-left="0cm" fo:margin-right="0cm" fo:margin-top="0.423cm" fo:margin-bottom="0.423cm" style:contextual-spacing="false" fo:line-height="138%" fo:text-align="justify" style:justify-single-word="false" fo:text-indent="0cm" style:auto-text-indent="false" style:writing-mode="lr-tb"/>
    </style:style>
    <style:style style:name="P22" style:family="paragraph" style:parent-style-name="Heading_20_3">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P23" style:family="paragraph" style:parent-style-name="Heading_20_2">
      <style:paragraph-properties fo:margin-left="0cm" fo:margin-right="0cm" fo:margin-top="0cm" fo:margin-bottom="0cm" style:contextual-spacing="false" fo:line-height="156%"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style>
    <style:style style:name="T1" style:family="text">
      <style:text-properties fo:font-size="13.5pt" loext:padding="0cm" loext:border="none"/>
    </style:style>
    <style:style style:name="T2" style:family="text">
      <style:text-properties style:font-name="Arial1" fo:font-size="16pt" fo:font-style="normal" fo:font-weight="bold"/>
    </style:style>
    <style:style style:name="T3"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4" style:family="text">
      <style:text-properties fo:font-variant="normal" fo:text-transform="none" fo:color="#000080"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1" fo:font-size="12pt" fo:font-style="normal" style:text-underline-style="none" style:text-blinking="false" fo:background-color="transparent" loext:char-shading-value="0"/>
    </style:style>
    <style:style style:name="T11" style:family="text">
      <style:text-properties fo:font-size="13.5pt" officeooo:rsid="00089d4d"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689bfbe-7fff-72d7-00a0-b1737ef8c9f7"/><text:span text:style-name="T1"/></text:p>
      <text:p text:style-name="P2"/>
      <text:p text:style-name="P3"> <text:span text:style-name="T2">Banco de Dados e a internet das Coisas (loT)</text:span></text:p>
      <text:p text:style-name="P4"><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Como dispositivos inteligentes (Alexa, carros autônomos, smartwatches) usam banco de dados.</text:p>
      <text:p text:style-name="P6">Qual a relação entre IoT e dados?</text:p>
      <text:p text:style-name="P7">Na prática, a IoT permite a coleta de dados em tempo real, ajudando a melhorar a eficiência e a eficácia de muitos setores, incluindo agricultura, saúde, transporte, manufatura e segurança. Por exemplo, sensores de temperatura em refrigeradores podem ajudar a evitar o desperdício de alimentos, enquanto o mesmo dispositivo em veículos pode ajudar a otimizar o consumo de combustível e a prevenir acidentes.</text:p>
      <text:p text:style-name="P8"><text:span text:style-name="T3">A Internet das Coisas (IoT) e o </text:span><text:a xlink:type="simple" xlink:href="https://www.youtube.com/watch?v=dzbZXH7gkS8&amp;&amp;ab_channel=BIXTecnologia" text:style-name="Internet_20_link" text:visited-style-name="Visited_20_Internet_20_Link"><text:span text:style-name="T4">Big Data</text:span></text:a><text:span text:style-name="T5"> </text:span><text:span text:style-name="T3">estão estreitamente relacionados, já que a IoT gera uma enorme quantidade de dados. A conexão de milhões de aparelhos, como sensores, câmeras e outros, permite a coleta desses dados em tempo real, o que torna possível a análise de padrões e tendências em grandes conjuntos de informações.</text:span></text:p>
      <text:p text:style-name="P7"><text:soft-page-break/>O Big Data é uma importante ferramenta para a IoT, pois permite processar, analisar e interpretar todos os dados gerados pelos dispositivos conectados. Isso permite a tomada de decisões mais informadas e a realização de melhorias e otimizações em vários setores, como já citamos anteriormente.</text:p>
      <text:p text:style-name="P8"><text:span text:style-name="T3">Além disso, o </text:span><text:a xlink:type="simple" xlink:href="https://www.bixtecnologia.com.br/o-que-e-big-data/" text:style-name="Internet_20_link" text:visited-style-name="Visited_20_Internet_20_Link"><text:span text:style-name="T4">Big Data</text:span></text:a><text:span text:style-name="T5"> </text:span><text:span text:style-name="T3">também permite a customização da experiência do usuário, fornecendo informações personalizadas e relevantes, com base nas interações dos dispositivos conectados. Por exemplo, pode haver o monitoramento de hábitos de consumo de energia de um usuário e, através disso, haver o fornecimento de recomendações para otimizar o uso da energia e economizar dinheiro.</text:span></text:p>
      <text:p text:style-name="Text_20_body"/>
      <text:h text:style-name="P9" text:outline-level="3">Como os dados são gerados na IoT?</text:h>
      <text:p text:style-name="P7">A geração dos dados na (IoT) ocorre através de dispositivos conectados, como sensores, câmeras, dispositivos móveis, de automação residencial, entre outros. Eles coletam informações sobre seu ambiente ou atividade e transmiti-las para a nuvem ou para outros aparelhos.</text:p>
      <text:p text:style-name="P7">Alguns exemplos de dados gerados na IoT incluem:</text:p>
      <text:list text:style-name="L1">
        <text:list-item>
          <text:p text:style-name="P10"><text:span text:style-name="T6">Dados de sensores:</text:span><text:span text:style-name="T7"> sensores em dispositivos IoT, como termômetros, umidade e sensores de luz, coletam dados sobre o ambiente e os transmitem para a nuvem para análise.</text:span></text:p>
        </text:list-item>
        <text:list-item>
          <text:p text:style-name="P11"><text:span text:style-name="T6">Dados de localização:</text:span><text:span text:style-name="T7"> rastreadores de veículos, dispositivos de localização de pessoas e câmeras de segurança coletam informações sobre a localização e as transmitem para a nuvem para análise.</text:span></text:p>
        </text:list-item>
        <text:list-item>
          <text:p text:style-name="P11"><text:span text:style-name="T6">Dados de uso: </text:span><text:span text:style-name="T7">termostatos inteligentes, por exemplo, coletam informações sobre o uso e as transmitem para a nuvem para análise e otimização.</text:span></text:p>
        </text:list-item>
        <text:list-item>
          <text:p text:style-name="P12"><text:span text:style-name="T6">Dados de interação do usuário:</text:span><text:span text:style-name="T7"> como os alto-falantes inteligentes coletam informações sobre as interações do usuário com o dispositivo e as transmitem para a nuvem para análise e personalização. </text:span></text:p>
        </text:list-item>
      </text:list>
      <text:p text:style-name="P7">Os dados gerados por aparelhos IoT são transmitidos para a nuvem, onde são processados, armazenados e analisados para extrair insights úteis e informações <text:soft-page-break/>relevantes. Esses insights são usados para melhorar e otimizar processos em vários setores, incluindo saúde, transporte, energia, agricultura e muitos outros.</text:p>
      <text:p text:style-name="P5">O volume gigantesco de dados gerado pela loT</text:p>
      <text:p text:style-name="P2">A Internet das Coisas vai mudar a forma como os dispositivos, tradicionalmente considerados como pouco inteligentes, vão se comunicar através da internet e enriquecer as nossas vidas. E os bancos de dados terão um papel fundamental neste processo. Em um determinado momento, o ecossistema IoT terá vários dispositivos, sistemas e ferramentas que irão gerar volumes significativos de dados. Armazenamento, processamento e recuperação de tais grandes volumes de dados, são uma parte crucial da Internet das Coisas. Com isso, o termo Banco de Dados das Coisas (DoT), começa a ser usado. Ele se refere aos bancos de dados que armazenam os dados em memória, ao invés do armazenamento tradicional em disco, como é feito atualmente.</text:p>
      <text:p text:style-name="P13">O fluxo de dados gerado pela Internet das Coisas, ainda é algo que não pode ser previsto e muito menos mensurado, mas estima-se que o volume vai superar em muito o que hoje chamamos de Big Data. E a análise destes dados será um grande desafio. Um volume de dados gigantesco e com necessidade de processamento em tempo real, vai requerer um novo tipo de banco de dados, que suporte este processo. E as soluções já estão surgindo.</text:p>
      <text:p text:style-name="P13">Um sistema de banco de dados em memória (in-memory) é um sistema de gerenciamento de banco de dados que armazena dados totalmente na memória principal. Isso contrasta com os sistemas tradicionais de banco de dados, que são projetados para armazenamento de dados em mídia persistente, em disco. Trabalhar com dados na memória é muito mais rápido do que escrever e ler a partir de um sistema de arquivos e IMDSs (In-memory Databases) podem executar funções de gerenciamento de dados das aplicações em uma ordem de magnitude muito maior. Os dados são carregados na memória do sistema em um formato compactado, não-relacional. In-memory Databases agilizam o trabalho envolvido em consultas e processamento.</text:p>
      <text:p text:style-name="P13">Além de fornecer os tempos de resposta de consulta extremamente rápidos, in-memory databases podem reduzir ou eliminar a necessidade de indexação de dados e armazenamento de dados pré-agregados em cubos OLAP ou tabelas agregadas. Esta capacidade reduz os custos de TI e permite uma implementação mais rápida de aplicações de Analytics e Business Intelligence.</text:p>
      <text:p text:style-name="P13">Pesquisas de tecnologias de Máquina-a-Máquina (M2M), ligadas a Internet das Coisas, afirmam que, até 2020, cerca de 12,5 bilhões de dispositivos terão sensores que lhes permitirão ser controlados, monitorizados e automatizados. Estes dispositivos incluem aparelhos como medidores elétricos, condicionadores de ar e painéis de controle de <text:soft-page-break/>iluminação, todos os quais serão usados para gerenciar edifícios inteligentes e melhorar seu uso de energia e desempenho operacional. Aproveitar os dados gerados a partir desses dispositivos conectados, pode levar a criação de modelos de negócio inovadores, novas oportunidades de receita e experiências totalmente novas no relacionamento com os clientes.</text:p>
      <text:p text:style-name="P14">Relação estratégica entre IoT e Big Data</text:p>
      <text:p text:style-name="P15"><text:span text:style-name="T3">A Internet das Coisas gera grandes volumes de dados provenientes de uma diversidade de dispositivos, como sensores, câmeras de segurança, assistentes virtuais e uma série de recursos de </text:span><text:a xlink:type="simple" xlink:href="https://blog.dbacorp.com.br/2023/07/04/inteligencia-artificial-empresa/" text:style-name="Internet_20_link" text:visited-style-name="Visited_20_Internet_20_Link"><text:span text:style-name="T4">Inteligência Artificial</text:span></text:a><text:span text:style-name="T3">. A interconexão desses dispositivos cria um ecossistema complexo, mas extremamente valioso para análises avançadas. E é aqui onde o Big Data entra.</text:span></text:p>
      <text:p text:style-name="P16">A estratégia consiste em integrar o poder analítico do Big Data à IoT, permitindo a coleta, o processamento e a análise eficiente desses dados massivos. A capacidade de extrair insights significativos em tempo real torna-se um diferencial, proporcionando tomadas de decisão mais ágeis e assertivas.</text:p>
      <text:p text:style-name="P4"><text:line-break/><text:line-break/><text:line-break/></text:p>
      <text:h text:style-name="P17" text:outline-level="2">Desafios no armazenamento e na segurança desses dados</text:h>
      <text:h text:style-name="P17" text:outline-level="2">Principais ameaças e riscos</text:h>
      <text:p text:style-name="P18">A segurança da IoT é crítica em grande parte por causa da quantidade de possíveis ameaças que já assolam as redes. Somadas a essas ameaças, estão as práticas inseguras entre usuários e organizações que podem não ter os recursos ou o conhecimento para proteger melhor seus ecossistemas de IoT.</text:p>
      <text:p text:style-name="P18">Esses problemas de segurança incluem o seguinte:</text:p>
      <text:p text:style-name="P19"><text:span text:style-name="T8">Vulnerabilidades</text:span><text:span text:style-name="T9"> </text:span></text:p>
      <text:p text:style-name="P18">Vulnerabilidades são um grande problema que assola constantemente usuários e organizações. Um dos principais motivos pelos quais os dispositivos IoT são vulneráveis ​​é porque eles não têm capacidade computacional para segurança integrada.</text:p>
      <text:p text:style-name="P18">Outra razão pela qual as vulnerabilidades podem ser tão difundidas é o orçamento limitado para desenvolver e testar firmware seguro, que é influenciado pelo preço dos <text:soft-page-break/>dispositivos e seu ciclo de desenvolvimento muito curto. Além dos próprios dispositivos, vulnerabilidades em aplicativos da web e software relacionado para dispositivos IoT podem levar a sistemas comprometidos. Os operadores de malware estão à procura de tais oportunidades e têm conhecimento até mesmo sobre vulnerabilidades mais antigas;</text:p>
      <text:p text:style-name="P4"><text:line-break/><text:line-break/></text:p>
      <text:p text:style-name="P20">Malwares </text:p>
      <text:p text:style-name="P18">Apesar da capacidade de computação limitada da maioria dos dispositivos IoT, eles ainda podem ser infectados por malwares. Isso é algo que os cibercriminosos têm usado com grande frequência e sucesso nos últimos anos. </text:p>
      <text:p text:style-name="P21"><text:span text:style-name="T3">Os malwares de botnet IoT estão entre as variantes mais frequentemente vistas, pois são versáteis e lucrativos para os cibercriminosos. O ataque mais notável foi em 2016, quando </text:span><text:a xlink:type="simple" xlink:href="https://www.theguardian.com/technology/2016/oct/26/ddos-attack-dyn-mirai-botnet" text:style-name="Internet_20_link" text:visited-style-name="Visited_20_Internet_20_Link"><text:span text:style-name="T4">Mirai derrubou sites e serviços importantes usando um exército de dispositivos IoT comuns</text:span></text:a><text:span text:style-name="T3">. </text:span></text:p>
      <text:p text:style-name="P18">Outras famílias de malware incluem malware e ransomware de mineração de criptomoedas que aumentam consideravelmente o gasto de energia pelo dispositivo;</text:p>
      <text:p text:style-name="P21"><text:span text:style-name="T9"> </text:span><text:span text:style-name="T8">Ataques cibernéticos intensificados:</text:span><text:span text:style-name="T5"> </text:span></text:p>
      <text:p text:style-name="P19"><text:span text:style-name="T10">Dispositivos infectados são frequentemente usados ​​para ataques de negação de serviço distribuído (DDoS).<text:line-break/><text:line-break/>Dispositivos sequestrados também podem ser usados ​​como uma base de ataque para infectar mais máquinas e mascarar atividades maliciosas, ou como um ponto de entrada para movimento lateral em uma rede corporativa. Embora as organizações possam parecer os alvos mais lucrativos, dispositivos individuais também enfrentam um número surpreendente de ataques cibernéticos imprevistos.</text:span></text:p>
      <text:p text:style-name="P19"><text:span text:style-name="T8">Exploração de informações e exposição desconhecida</text:span></text:p>
      <text:p text:style-name="P18"><text:soft-page-break/>Como acontece com qualquer coisa que lide com a Internet, os dispositivos conectados aumentam as chances de exposição online. Informações técnicas e até pessoais importantes podem ser armazenadas inadvertidamente e direcionadas nesses dispositivos;</text:p>
      <text:p text:style-name="P20">Má gestão e configuração incorreta do dispositivo</text:p>
      <text:p text:style-name="P19"><text:span text:style-name="T10">Descuidos de segurança, falta de protocolos de acesso e gerenciamento geral incorreto do dispositivo podem ajudar no sucesso dessas ameaças.<text:line-break/><text:line-break/>Os usuários também podem simplesmente não ter o conhecimento e a capacidade de implementar medidas de segurança adequadas, em que os provedores de serviços e os fabricantes podem precisar ajudar seus clientes a obter uma proteção melhor.</text:span></text:p>
      <text:p text:style-name="P19"><text:span text:style-name="T8">Atualizações: </text:span><text:span text:style-name="T10">Dispositivos de iOT utilizam sistemas embarcados que raramente são atualizados por seus fornecedores. Em muitos casos, as atualizações podem exigir a desativação temporária de um produto iOT.</text:span></text:p>
      <text:h text:style-name="P22" text:outline-level="3">Questões emergentes</text:h>
      <text:p text:style-name="P18">A falta de previsão do setor deu pouco tempo para desenvolver estratégias e defesas contra ameaças familiares em ecossistemas de IoT em crescimento. Antecipar problemas emergentes é um dos motivos pelos quais a pesquisa sobre segurança de IoT deve ser feita continuamente. Aqui estão alguns dos problemas emergentes que precisam ser monitorados:</text:p>
      <text:p text:style-name="P21"><text:span text:style-name="T9"> </text:span><text:span text:style-name="T8">Ambientes complexos</text:span><text:span text:style-name="T5"> </text:span></text:p>
      <text:p text:style-name="P21"><text:span text:style-name="T3">Em 2020, a maioria das residências dos EUA tinha acesso a uma média de </text:span><text:a xlink:type="simple" xlink:href="https://www.statista.com/statistics/1107206/average-number-of-connected-devices-us-house/" text:style-name="Internet_20_link" text:visited-style-name="Visited_20_Internet_20_Link"><text:span text:style-name="T4">10 dispositivos conectados</text:span></text:a><text:span text:style-name="T3">. IoT complexos são uma rede interconectada de pelo menos 10 dispositivos, esse ambiente é quase impossível para as pessoas supervisionar e controlar por causa de sua elaborada rede de funções interconectadas.<text:line-break/><text:line-break/>Uma configuração incorreta negligenciada em tal cenário pode ter consequências terríveis e até mesmo colocar a segurança física da casa em risco;</text:span></text:p>
      <text:p text:style-name="P19"><text:span text:style-name="T8">Home Office/Trabalho Remoto</text:span><text:span text:style-name="T9"> </text:span></text:p>
      <text:p text:style-name="P19"><text:soft-page-break/><text:span text:style-name="T10">A pandemia Covid-19 mudou muitas expectativas para o ano de 2020. Ela trouxe acordos de trabalho em casa em larga escala para organizações em todo o mundo e aumentou a dependência das redes domésticas.</text:span><text:span text:style-name="T3"/></text:p>
      <text:p text:style-name="P18">Os dispositivos IoT também se mostraram úteis para essas configurações de muitos usuários. Essas mudanças destacaram a necessidade de reexaminar as práticas de segurança da IoT;</text:p>
      <text:p text:style-name="P20">Conectividade 5G </text:p>
      <text:p text:style-name="P19"><text:span text:style-name="T10">A transição para o 5G chega com muita expectativa e possibilidades. É um desenvolvimento que também permitirá que outras tecnologias evoluam.<text:line-break/><text:line-break/>No momento, grande parte da pesquisa sobre 5G permanece amplamente focada em como isso afetará as empresas e como elas podem implementá-lo com segurança.</text:span></text:p>
      <text:h text:style-name="P23" text:outline-level="2">Protocolos de segurança para dispositivos IoT</text:h>
      <text:p text:style-name="P19"><text:span text:style-name="T10">Não existe uma correção instantânea que possa responder aos problemas de segurança e ameaças apresentadas. Estratégias e ferramentas específicas podem ser necessárias para proteger adequadamente sistemas e aspectos mais especializados da IoT.<text:line-break/><text:line-break/>No entanto, os usuários podem aplicar algumas práticas recomendadas para reduzir riscos e prevenir ameaças:</text:span></text:p>
      <text:p text:style-name="P19"><text:span text:style-name="T8">Atribuir um administrador de coisas</text:span><text:span text:style-name="T9"> </text:span></text:p>
      <text:p text:style-name="P19"><text:span text:style-name="T10">Ter uma pessoa atuando como administrador de dispositivos IoT e da rede pode ajudar a minimizar descuidos e exposições de segurança. Ele será responsável ​​por garantir a segurança do dispositivo IoT, mesmo em casa.</text:span><text:span text:style-name="T3"/></text:p>
      <text:p text:style-name="P18">A função é crítica, especialmente durante esta época de configuração de trabalho remoto, onde os especialistas em TI têm controle limitado na proteção de redes domésticas que agora têm uma influência mais forte nas redes de trabalho.</text:p>
      <text:p text:style-name="P19"><text:span text:style-name="T8">Verifique regularmente se há patches e atualizações</text:span><text:span text:style-name="T9"> </text:span></text:p>
      <text:p text:style-name="P18"><text:soft-page-break/>Vulnerabilidades são um problema importante e constante no campo da IoT. Isso ocorre porque as vulnerabilidades podem vir de qualquer camada de dispositivos IoT. Mesmo vulnerabilidades mais antigas ainda estão sendo usadas por cibercriminosos para infectar dispositivos, demonstrando por quanto tempo dispositivos não corrigidos podem permanecer online;</text:p>
      <text:p text:style-name="P19"><text:span text:style-name="T8">Use senhas fortes e exclusivas para todas as contas</text:span><text:span text:style-name="T9"> </text:span></text:p>
      <text:p text:style-name="P19"><text:span text:style-name="T10">Senhas fortes ajudam a prevenir muitos ataques cibernéticos. Os gerenciadores de senhas podem ajudar os usuários a criar senhas exclusivas e forte</text:span><text:span text:style-name="T9"> </text:span><text:span text:style-name="T10">que os usuários podem armazenar no próprio aplicativo ou software;</text:span></text:p>
      <text:p text:style-name="P19"><text:span text:style-name="T8">Priorize a segurança do Wi-Fi</text:span><text:span text:style-name="T10">: Algumas das maneiras pelas quais os usuários podem fazer isso incluem habilitar o firewall do roteador, desabilitar o WPS e habilitar o protocolo de segurança WPA2 e usar uma senha forte para acesso Wi-Fi.</text:span></text:p>
      <text:p text:style-name="P18">Garantir as configurações seguras do roteador também é uma grande parte desta etapa.</text:p>
      <text:p text:style-name="P20">Monitore a rede básica e alterações no comportamento do dispositivo</text:p>
      <text:p text:style-name="P18">Ataques cibernéticos podem ser difíceis de detectar. Conhecer o comportamento da linha de base (velocidade, largura de banda típica etc.) dos dispositivos e da rede pode ajudar os usuários a observar desvios que indicam infecções por malware;</text:p>
      <text:p text:style-name="P20">Aplique segmentação de rede</text:p>
      <text:p text:style-name="P18">Os usuários podem minimizar o risco de ataques relacionados à IoT criando uma rede independente para dispositivos IoT e outra para conexões de convidados. A segmentação de rede também ajuda a prevenir a propagação de ataques e isolar dispositivos possivelmente problemáticos que não podem ser colocados offline imediatamente;</text:p>
      <text:p text:style-name="P20">Proteja a convergência IoT-nuvem e aplique soluções baseadas em nuvem</text:p>
      <text:p text:style-name="P18">A IoT e a nuvem estão se tornando cada vez mais integradas. É importante examinar as implicações de segurança de cada tecnologia para a outra.</text:p>
      <text:p text:style-name="P18"><text:soft-page-break/>Soluções baseadas em nuvem também podem ser consideradas para fornecer segurança adicional e recursos de processamento para dispositivos de ponta de IoT;</text:p>
      <text:p text:style-name="P20">Considere soluções e ferramentas de segurança</text:p>
      <text:p text:style-name="P18">Um grande obstáculo que os usuários enfrentam ao tentar proteger seus ecossistemas de IoT é a capacidade limitada de implementação dessas etapas.</text:p>
      <text:p text:style-name="P19"><text:span text:style-name="T10"><text:line-break/>Algumas configurações do dispositivo podem ter acesso restrito e são difíceis de definir. Nesses casos, os usuários podem complementar seus esforços considerando soluções de segurança que fornecem proteção em várias camadas e criptografia de endpoint;</text:span></text:p>
      <text:p text:style-name="P4"><text:line-break/><text:line-break/></text:p>
      <text:p text:style-name="P20">Leve em consideração os diferentes protocolos usados ​​pelos dispositivos IoT</text:p>
      <text:p text:style-name="P19"><text:span text:style-name="T10">Para se comunicar, os dispositivos IoT usam não apenas protocolos de internet, mas também um grande conjunto de diferentes protocolos de rede, desde o conhecido Bluetooth e Near Field Communication (também conhecido como NFC), até o menos conhecido nRF24, nRFxx, 443 MHz, LoRA, LoRaWAN e comunicação óptica por infravermelho.<text:line-break/><text:line-break/>Os administradores devem compreender todo o conjunto de protocolos usados ​​em seus sistemas IoT para reduzir riscos e prevenir ameaças;</text:span></text:p>
      <text:p text:style-name="P19"><text:span text:style-name="T8">Proteja o uso pesado de GPS:</text:span><text:span text:style-name="T9"> </text:span></text:p>
      <text:p text:style-name="P19"><text:span text:style-name="T10">Alguns dispositivos e aplicativos IoT usam muito o GPS, o que acarreta problemas de segurança em potencial.<text:line-break/><text:line-break/>As organizações, em particular, precisam ter cuidado com os casos em que os sinais de GPS podem ser bloqueados ou mesmo falsificados, especialmente se usarem sistemas de posicionamento para fabricação, monitoramento e outras funções.<text:line-break/><text:line-break/></text:span><text:soft-page-break/><text:span text:style-name="T10">Se esses sistemas de posicionamento são cruciais para uma empresa, meios de monitorar o sinal de GPS também devem existir na empresa.<text:line-break/><text:line-break/>Outra opção seria a empresa utilizar também outros sistemas de posicionamento, como Cinemático em Tempo Real (RTK) ou GNSS Diferencial (DGNSS ou DGPS).</text:span></text:p>
      <text:p text:style-name="P7"><text:line-break/><text:span text:style-name="T3"/></text:p>
      <text:p text:style-name="P7"><text:line-break/><text:span text:style-name="T3"/></text:p>
      <text:p text:style-name="Text_20_body"><text:line-break/><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Raleway" svg:font-family="Raleway"/>
    <style:font-face style:name="Roboto" svg:font-family="Roboto, sans-serif"/>
    <style:font-face style:name="Rubik" svg:font-family="Rubik, sans-serif"/>
    <style:font-face style:name="Times New Roman" svg:font-family="'Times New Roman'" style:font-family-generic="roman" style:font-pitch="variable"/>
    <style:font-face style:name="lato" svg:font-family="lato, la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2:27:35.629000000</meta:creation-date>
    <dc:date>2025-04-03T11:27:23.104000000</dc:date>
    <meta:editing-duration>PT4H35M14S</meta:editing-duration>
    <meta:editing-cycles>2</meta:editing-cycles>
    <meta:generator>LibreOffice/24.8.5.2$Windows_X86_64 LibreOffice_project/fddf2685c70b461e7832239a0162a77216259f22</meta:generator>
    <meta:document-statistic meta:table-count="0" meta:image-count="0" meta:object-count="0" meta:page-count="10" meta:paragraph-count="83" meta:word-count="2402" meta:character-count="15995" meta:non-whitespace-character-count="13605"/>
  </office:meta>
</office:document-meta>
</file>